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7" style:family="paragraph" style:parent-style-name="Standard">
      <style:paragraph-properties fo:padding="0.0291in" fo:border-left="none" fo:border-right="none" fo:border-top="none" fo:border-bottom="0.0008in solid #000000" style:join-border="fals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list-style-name="L1"/>
    <style:style style:name="P10" style:family="paragraph" style:parent-style-name="Standard" style:list-style-name="L1">
      <style:text-properties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8pt" fo:font-weight="normal" style:font-size-asian="8pt" style:font-weight-asian="normal" style:font-size-complex="8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Last Updated April 18, 2013</text:p>
      <text:p text:style-name="P6"/>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6"/>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3">] </text:span><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6"/>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balance for the provided public key as whole numbers with no formatting. <text:span text:style-name="T2">Example:</text:span> 1, 55, or 9999</text:p>
      <text:p text:style-name="Standard">If the key does not exist, then 0 will be returned.</text:p>
      <text:p text:style-name="P7">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8">Action</text:p>
      <text:p text:style-name="Standard">pk_recv</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a total of *all* the Timekoins ever received by the provided public key.</text:p>
      <text:p text:style-name="Standard"/>
      <text:p text:style-name="Standard"/>
      <text:p text:style-name="Standard"/>
      <text:p text:style-name="Standard"/>
      <text:p text:style-name="P6"/>
      <text:p text:style-name="Standard"/>
      <text:p text:style-name="P4">Transaction Functions</text:p>
      <text:p text:style-name="P1">Action</text:p>
      <text:p text:style-name="Standard">send_tk</text:p>
      <text:p text:style-name="Standard"/>
      <text:p text:style-name="P1">Parameters</text:p>
      <text:list xml:id="list2337711698028790958" text:style-name="L1">
        <text:list-item>
          <text:p text:style-name="P9">Timestamp in POST Data field named <text:span text:style-name="T1">timestamp</text:span> in whole Integer Unix Time Format</text:p>
        </text:list-item>
        <text:list-item>
          <text:p text:style-name="P9">Public Key in POST Data field named <text:span text:style-name="T1">public_key</text:span><text:span text:style-name="T3"> in Base64 Encoded Format</text:span></text:p>
        </text:list-item>
        <text:list-item>
          <text:p text:style-name="P9"><text:span text:style-name="T3">Crypt1 Data in POST Data field named </text:span><text:span text:style-name="T1">crypt_data1</text:span><text:span text:style-name="T3"> in Base64 Encoded Format</text:span></text:p>
        </text:list-item>
        <text:list-item>
          <text:p text:style-name="P9"><text:span text:style-name="T3">Crypt2 Data in POST Data field named </text:span><text:span text:style-name="T1">crypt_data2</text:span><text:span text:style-name="T3"> in Base64 Encoded Format</text:span></text:p>
        </text:list-item>
        <text:list-item>
          <text:p text:style-name="P9"><text:span text:style-name="T3">Crypt3 Data in POST Data field named </text:span><text:span text:style-name="T1">crypt_data3</text:span><text:span text:style-name="T3"> in Base64 Encoded Format</text:span></text:p>
        </text:list-item>
        <text:list-item>
          <text:p text:style-name="P9"><text:span text:style-name="T3">Transaction SHA Hash Data in POST Data field named </text:span><text:span text:style-name="T1">hash</text:span></text:p>
        </text:list-item>
        <text:list-item>
          <text:p text:style-name="P9"><text:span text:style-name="T3">Transaction Attribute Data in POST Data field named </text:span><text:span text:style-name="T1">attribute</text:span></text:p>
        </text:list-item>
        <text:list-item>
          <text:p text:style-name="P10">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6"/>
      <text:p text:style-name="Standard"/>
      <text:p text:style-name="P4">Status Actions</text:p>
      <text:p text:style-name="P1">Action</text:p>
      <text:p text:style-name="Standard">tk_hash_status</text:p>
      <text:p text:style-name="Standard"/>
      <text:p text:style-name="P1">Parameters</text:p>
      <text:p text:style-name="Standard"><text:span text:style-name="T3">Hashcode in GET request</text:span></text:p>
      <text:p text:style-name="Standard"/>
      <text:p text:style-name="P1">Description</text:p>
      <text:p text:style-name="Standard">Returns TRUE if the Hashcode is valid for any type of usage and NULL if the Hashcode is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OpenOffice.org/3.4.1$Unix OpenOffice.org_project/341m1$Build-9593</meta:generator>
    <dc:date>2013-04-19T23:17:32</dc:date>
    <dc:creator>NA NA</dc:creator>
    <meta:editing-duration>PT3H21M51S</meta:editing-duration>
    <meta:editing-cycles>14</meta:editing-cycles>
    <meta:document-statistic meta:table-count="0" meta:image-count="0" meta:object-count="0" meta:page-count="2" meta:paragraph-count="50" meta:word-count="445" meta:character-count="3167"/>
  </office:meta>
</office:document-meta>
</file>